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201D9C3583D.png" manifest:media-type="image/png"/>
  <manifest:file-entry manifest:full-path="Pictures/100002CB00002E68000035053320CA96.svg" manifest:media-type="image/svg+xml"/>
  <manifest:file-entry manifest:full-path="Pictures/10000001000001F1000002011747E1CD.png" manifest:media-type="image/png"/>
  <manifest:file-entry manifest:full-path="Pictures/1000063B0000335E00003505A115685A.svg" manifest:media-type="image/svg+xml"/>
  <manifest:file-entry manifest:full-path="Pictures/100000010000020100000201D84D604D.png" manifest:media-type="image/png"/>
  <manifest:file-entry manifest:full-path="Pictures/100004F500003505000035059BB8D876.svg" manifest:media-type="image/svg+xml"/>
  <manifest:file-entry manifest:full-path="Pictures/100000010000018100000201E5D939D5.png" manifest:media-type="image/png"/>
  <manifest:file-entry manifest:full-path="Pictures/1000022600003505000035055587B4D9.svg" manifest:media-type="image/svg+xml"/>
  <manifest:file-entry manifest:full-path="Pictures/100001CB000027CA0000350509321FAF.svg" manifest:media-type="image/svg+xml"/>
  <manifest:file-entry manifest:full-path="Pictures/10000001000001C1000002015FC426E1.png" manifest:media-type="image/png"/>
  <manifest:file-entry manifest:full-path="Pictures/1000000100000201000002015C969A00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2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8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1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2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P24" style:family="paragraph" style:parent-style-name="Standard" style:list-style-name="L2">
      <style:paragraph-properties fo:line-height="115%" fo:text-align="justify" style:justify-single-word="false"/>
      <style:text-properties fo:color="#666666" loext:opacity="100%" fo:font-weight="bold" officeooo:rsid="000d91f6" officeooo:paragraph-rsid="000d91f6" style:font-weight-asian="bold" style:font-weight-complex="bold"/>
    </style:style>
    <style:style style:name="P25" style:family="paragraph" style:parent-style-name="Standard" style:list-style-name="L2">
      <style:paragraph-properties fo:line-height="115%" fo:text-align="justify" style:justify-single-word="false"/>
      <style:text-properties fo:color="#666666" loext:opacity="100%" officeooo:rsid="000d91f6" officeooo:paragraph-rsid="000d91f6"/>
    </style:style>
    <style:style style:name="P26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T1" style:family="text">
      <style:text-properties style:font-name="Roboto Slab" fo:font-size="12pt"/>
    </style:style>
    <style:style style:name="T2" style:family="text">
      <style:text-properties style:font-name="Roboto Slab" fo:font-size="12pt" fo:font-weight="normal" style:font-weight-asian="normal" style:font-weight-complex="normal"/>
    </style:style>
    <style:style style:name="T3" style:family="text">
      <style:text-properties style:font-name="Roboto Slab" fo:font-size="12pt" fo:font-weight="normal" officeooo:rsid="000ea513" style:font-weight-asian="normal" style:font-weight-complex="normal"/>
    </style:style>
    <style:style style:name="T4" style:family="text">
      <style:text-properties style:font-name="Roboto Slab" fo:font-size="12pt" fo:font-weight="normal" officeooo:rsid="00197689" style:font-weight-asian="normal" style:font-weight-complex="normal"/>
    </style:style>
    <style:style style:name="T5" style:family="text">
      <style:text-properties style:font-name="Roboto Slab" fo:font-size="12pt" fo:font-weight="normal" officeooo:rsid="00225e77" style:font-weight-asian="normal" style:font-weight-complex="normal"/>
    </style:style>
    <style:style style:name="T6" style:family="text">
      <style:text-properties style:font-name="Roboto Slab" fo:font-size="1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5e77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fo:font-weight="bold" officeooo:rsid="000d91f6" style:font-weight-asian="bold" style:font-weight-complex="bold"/>
    </style:style>
    <style:style style:name="T11" style:family="text">
      <style:text-properties fo:font-size="12pt" style:text-underline-style="none" fo:font-weight="normal" style:font-weight-asian="normal" style:font-weight-complex="normal"/>
    </style:style>
    <style:style style:name="T12" style:family="text">
      <style:text-properties fo:font-size="12pt" style:text-underline-style="none" fo:font-weight="normal" officeooo:rsid="000d91f6" style:font-weight-asian="normal" style:font-weight-complex="normal"/>
    </style:style>
    <style:style style:name="T13" style:family="text">
      <style:text-properties fo:font-size="12pt" style:text-underline-style="none" fo:font-weight="normal" officeooo:rsid="001c78b0" style:font-weight-asian="normal" style:font-weight-complex="normal"/>
    </style:style>
    <style:style style:name="T14" style:family="text">
      <style:text-properties fo:font-size="12pt" style:text-underline-style="none" fo:font-weight="normal" officeooo:rsid="001debfd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25e77" style:font-weight-asian="bold" style:font-weight-complex="bold"/>
    </style:style>
    <style:style style:name="T17" style:family="text">
      <style:text-properties officeooo:rsid="000ea513"/>
    </style:style>
    <style:style style:name="T18" style:family="text">
      <style:text-properties officeooo:rsid="00117757"/>
    </style:style>
    <style:style style:name="T19" style:family="text">
      <style:text-properties officeooo:rsid="001af7b5"/>
    </style:style>
    <style:style style:name="T20" style:family="text">
      <style:text-properties officeooo:rsid="001debfd"/>
    </style:style>
    <style:style style:name="T21" style:family="text">
      <style:text-properties officeooo:rsid="00225e77"/>
    </style:style>
    <style:style style:name="T22" style:family="text">
      <style:text-properties style:text-underline-style="none"/>
    </style:style>
    <style:style style:name="T23" style:family="text">
      <style:text-properties officeooo:rsid="00241a6e"/>
    </style:style>
    <style:style style:name="T24" style:family="text">
      <style:text-properties officeooo:rsid="00250fc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6" draw:name="Shape 1" draw:style-name="gr1" draw:text-style-name="P26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0">RAPHAEL BATISTA FONTÃO</text:span></text:p>
      <text:p text:style-name="P6">Desenvolvedor Fullstack <text:span text:style-name="T20">PHP/JavaScript </text:span>Pleno-Sênior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5FC426E1.png" xlink:type="simple" xlink:show="embed" xlink:actuate="onLoad" draw:mime-type="image/png"/></draw:frame><text:span text:style-name="T14">+55 </text:span><text:a xlink:type="simple" xlink:href="https://api.whatsapp.com/send?phone=5511969286032" office:target-frame-name="_blank" xlink:show="new" text:style-name="Internet_20_link" text:visited-style-name="Visited_20_Internet_20_Link"><text:span text:style-name="T13">(11) 96928-6032 </text:span></text:a><text:span text:style-name="T12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D84D604D.png" xlink:type="simple" xlink:show="embed" xlink:actuate="onLoad" draw:mime-type="image/png"/></draw:frame><text:span text:style-name="T12"><text:s text:c="10"/></text:span><text:a xlink:type="simple" xlink:href="mailto:rbfraphael@gmail.com" office:target-frame-name="_blank" xlink:show="new" text:style-name="Internet_20_link" text:visited-style-name="Visited_20_Internet_20_Link"><text:span text:style-name="T12">rbfraphael@gmail.com</text:span></text:a><text:span text:style-name="T12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E5D939D5.png" xlink:type="simple" xlink:show="embed" xlink:actuate="onLoad" draw:mime-type="image/png"/></draw:frame><text:span text:style-name="T12"><text:s text:c="2"/>São Paulo – SP – </text:span><text:span text:style-name="T14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D9C3583D.png" xlink:type="simple" xlink:show="embed" xlink:actuate="onLoad" draw:mime-type="image/png"/></draw:frame><text:span text:style-name="T12">l</text:span><text:span text:style-name="T11">inkedin.com/in/rbfraphael</text:span></text:a><text:span text:style-name="T11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1747E1CD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11">github.com/rbfraphael</text:span></text:a><text:span text:style-name="T11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5C969A00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13">rbfraphael.com.br</text:span></text:a></text:p>
      <text:p text:style-name="P2"/>
      <text:p text:style-name="P8">PERFIL</text:p>
      <text:p text:style-name="P1"><text:tab/>Possuo <text:span text:style-name="T21">7+</text:span> anos de experiência com <text:span text:style-name="T18">programação</text:span>. Iniciei minha carreira na área em 2016 como estagiário, com ênfase em PHP e Wordpress. Desde então, evoluí meus conhecimentos para um nível de proficiência pleno/sênior em desenvolvimento fullstack, desde o<text:span text:style-name="T7"> </text:span><text:span text:style-name="T15">DevOps</text:span>, com Docker, Linux, Apache, NGINX e NodeJs, passando pelo<text:span text:style-name="T7"> </text:span><text:span text:style-name="T8">B</text:span><text:span text:style-name="T15">ack-end</text:span> com Laravel, Wordpress, ExpressJS, MySQL, PostgreSQL e MongoDB, <text:span text:style-name="T16">Fro</text:span><text:span text:style-name="T15">nt-end</text:span><text:span text:style-name="T7"> </text:span>em JavaScript com React, NextJS, Angular, <text:span text:style-name="T21">Svelte, SvelteKit, </text:span>Bootstrap, TailwindCSS, SASS e jQuery, <text:span text:style-name="T16">D</text:span><text:span text:style-name="T15">esktop</text:span> com JavaScript e ElectronJS, <text:span text:style-name="T22">e </text:span><text:span text:style-name="T16">M</text:span><text:span text:style-name="T15">obile</text:span> com Ionic e React-Native.</text:p>
      <text:p text:style-name="P1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1"/>
      <text:p text:style-name="P7">OBJETIVOS</text:p>
      <text:list text:style-name="L1">
        <text:list-item>
          <text:p text:style-name="P10">Posiçõ<text:span text:style-name="T17">es</text:span></text:p>
          <text:list>
            <text:list-item>
              <text:p text:style-name="P17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1"/>
      <text:list text:continue-numbering="true" text:style-name="L1">
        <text:list-item>
          <text:p text:style-name="P10">Contratação</text:p>
          <text:list>
            <text:list-item>
              <text:p text:style-name="P17">CLT; PJ</text:p>
            </text:list-item>
          </text:list>
        </text:list-item>
      </text:list>
      <text:p text:style-name="P1"/>
      <text:list text:continue-numbering="true" text:style-name="L1">
        <text:list-item>
          <text:p text:style-name="P10">Modalidade</text:p>
          <text:list>
            <text:list-item>
              <text:p text:style-name="P17">Remoto (Home Office)</text:p>
            </text:list-item>
          </text:list>
        </text:list-item>
      </text:list>
      <text:p text:style-name="P1"/>
      <text:p text:style-name="P7">HABILIDADES</text:p>
      <text:list text:style-name="L2">
        <text:list-item>
          <text:p text:style-name="P11">DevOps</text:p>
          <text:list>
            <text:list-item>
              <text:p text:style-name="P24"><text:span text:style-name="T1">Sistemas Operacionais: </text:span><text:span text:style-name="T2">Linux; Windows Server</text:span></text:p>
            </text:list-item>
            <text:list-item>
              <text:p text:style-name="P24"><text:span text:style-name="T1">Softwares: </text:span><text:span text:style-name="T2">Docker; Apache; NGINX; PHP-FPM; PHP-CGI; NodeJS</text:span></text:p>
            </text:list-item>
            <text:list-item>
              <text:p text:style-name="P24"><text:span text:style-name="T1">Serviços: </text:span><text:span text:style-name="T2">Hostgator; Hostinger; Locaweb; Amazon AWS; Google GCP; Cloudflare; GitHub Actions</text:span></text:p>
            </text:list-item>
          </text:list>
        </text:list-item>
      </text:list>
      <text:p text:style-name="P1"/>
      <text:p text:style-name="P1"><text:soft-page-break/></text:p>
      <text:list text:continue-numbering="true" text:style-name="L2">
        <text:list-item>
          <text:p text:style-name="P11">Back-end</text:p>
          <text:list>
            <text:list-item>
              <text:p text:style-name="P25"><text:span text:style-name="T6">Banco de Dados:</text:span><text:span text:style-name="T2"> MySQL/MariaDB; PostgreSQ</text:span><text:span text:style-name="T3">L</text:span><text:span text:style-name="T2">; MongoDB</text:span></text:p>
            </text:list-item>
            <text:list-item>
              <text:p text:style-name="P25"><text:span text:style-name="T6">Linguagens de programação:</text:span><text:span text:style-name="T2"> PHP; JavaScript; TypeScript</text:span></text:p>
            </text:list-item>
            <text:list-item>
              <text:p text:style-name="P25"><text:span text:style-name="T6">Frameworks, CMSs e Bibliotecas:</text:span><text:span text:style-name="T2"> Laravel; CodeIgniter; Wordpress; ExpressJS; </text:span><text:span text:style-name="T4">Prisma ORM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Front-end</text:p>
          <text:list>
            <text:list-item>
              <text:p text:style-name="P25"><text:span text:style-name="T6">Linguagens de Programação:</text:span><text:span text:style-name="T2"> HTML; CSS; SASS; JavaScript; TypeScript</text:span></text:p>
            </text:list-item>
            <text:list-item>
              <text:p text:style-name="P25"><text:span text:style-name="T6">Frameworks e Bibliotecas:</text:span><text:span text:style-name="T2"> React; NextJS; Angular; </text:span><text:span text:style-name="T5">Svelte; SvelteKit; </text:span><text:span text:style-name="T2">jQuery; Bootstrap; TailwindCS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Desktop</text:p>
          <text:list>
            <text:list-item>
              <text:p text:style-name="P24"><text:span text:style-name="T1">Linguagens de Programação: </text:span><text:span text:style-name="T2">HTML; CSS; SASS; JavaSript; TypeScript</text:span></text:p>
            </text:list-item>
            <text:list-item>
              <text:p text:style-name="P24"><text:span text:style-name="T1">Frameworks e Bibliotecas: </text:span><text:span text:style-name="T2">ElectronJ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Mobile</text:p>
          <text:list>
            <text:list-item>
              <text:p text:style-name="P24"><text:span text:style-name="T1">Linguagens de Programação: </text:span><text:span text:style-name="T2">HTML; CSS; SASS; JavaScript; TypeScript</text:span></text:p>
            </text:list-item>
            <text:list-item>
              <text:p text:style-name="P24"><text:span text:style-name="T1">Plataformas: </text:span><text:span text:style-name="T2">Android; iOS</text:span></text:p>
            </text:list-item>
            <text:list-item>
              <text:p text:style-name="P24"><text:span text:style-name="T1">Frameworks e Bibliotecas: </text:span><text:span text:style-name="T2">Ionic; React-Native; Expo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1">Complementares</text:p>
          <text:list>
            <text:list-item>
              <text:p text:style-name="P18">Desenvolvimento de Games multiplataforma com engine Unity e linguagem C#</text:p>
            </text:list-item>
            <text:list-item>
              <text:p text:style-name="P18">Conhecimento de Git, plataformas de versionamento (GitHub, GitLab, BitBucket, Azure) e Gitflow</text:p>
            </text:list-item>
            <text:list-item>
              <text:p text:style-name="P18">Conhecimento da metodologia ágil SCRUM</text:p>
            </text:list-item>
          </text:list>
        </text:list-item>
      </text:list>
      <text:p text:style-name="P1"/>
      <text:p text:style-name="P7">EXPERIÊNCIAS</text:p>
      <text:list text:style-name="L3">
        <text:list-item>
          <text:p text:style-name="P12">Desenvolvedor Fullstack Pleno – Newton Inteligência Digital</text:p>
          <text:list>
            <text:list-item>
              <text:p text:style-name="P19"><text:a xlink:type="simple" xlink:href="http://www.newton.ag/" text:style-name="Internet_20_link" text:visited-style-name="Visited_20_Internet_20_Link">www.newton.ag</text:a> • <text:span text:style-name="T24">De </text:span>Outubro/2022 <text:span text:style-name="T23">até Abril/2024</text:span>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Desenvolvedor Web Fullstack Pleno – JMS Comunicação</text:p>
          <text:list>
            <text:list-item>
              <text:p text:style-name="P19"><text:a xlink:type="simple" xlink:href="http://www.jmscomunicacao.com.br/" text:style-name="Internet_20_link" text:visited-style-name="Visited_20_Internet_20_Link">www.jmscomunicacao.com.br</text:a> • <text:span text:style-name="T20">De </text:span>Novembro/2021 <text:span text:style-name="T20">até</text:span> Junho/2023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Desenvolvedor Sênior – 7COMm Informática</text:p>
          <text:list>
            <text:list-item>
              <text:p text:style-name="P20"><text:a xlink:type="simple" xlink:href="https://www.7comm.com.br/" text:style-name="Internet_20_link" text:visited-style-name="Visited_20_Internet_20_Link">www.7comm.com.br</text:a> • <text:span text:style-name="T20">De </text:span>Outubro/2020 <text:span text:style-name="T20">até </text:span>Abril/2023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Desenvolvedor Web Júnior → Pleno – B-Young Social Media</text:p>
          <text:list>
            <text:list-item>
              <text:p text:style-name="P20"><text:a xlink:type="simple" xlink:href="https://www.b-young.me/" text:style-name="Internet_20_link" text:visited-style-name="Visited_20_Internet_20_Link">www.b-young.me</text:a> • <text:span text:style-name="T20">De </text:span>Junho/2018 <text:span text:style-name="T20">até </text:span>Novembro/2021</text:p>
            </text:list-item>
          </text:list>
        </text:list-item>
      </text:list>
      <text:p text:style-name="P1"/>
      <text:list text:continue-numbering="true" text:style-name="L3">
        <text:list-item>
          <text:p text:style-name="P12">Estagiário de Desenvolvedor Web – B-Young Social Media</text:p>
          <text:list>
            <text:list-item>
              <text:p text:style-name="P20"><text:a xlink:type="simple" xlink:href="https://www.b-young.me/" text:style-name="Internet_20_link" text:visited-style-name="Visited_20_Internet_20_Link">www.b-young.me</text:a> • <text:span text:style-name="T20">De </text:span>Novembro/2016 <text:span text:style-name="T20">até</text:span> Junho/2018</text:p>
            </text:list-item>
          </text:list>
        </text:list-item>
      </text:list>
      <text:p text:style-name="P1"><text:soft-page-break/></text:p>
      <text:list text:continue-numbering="true" text:style-name="L3">
        <text:list-item>
          <text:p text:style-name="P12">Aprendiz de Recursos Humanos – TeleTech Brasil</text:p>
          <text:list>
            <text:list-item>
              <text:p text:style-name="P20"><text:a xlink:type="simple" xlink:href="https://www.ttecjobs.com/" text:style-name="Internet_20_link" text:visited-style-name="Visited_20_Internet_20_Link">www.ttecjobs.com</text:a> • <text:span text:style-name="T20">De </text:span>Março/2016 <text:span text:style-name="T20">até</text:span> Novembro/2016</text:p>
            </text:list-item>
          </text:list>
        </text:list-item>
      </text:list>
      <text:p text:style-name="P1"/>
      <text:p text:style-name="P7">FORMAÇÃO</text:p>
      <text:list text:style-name="L4">
        <text:list-item>
          <text:p text:style-name="P13">Pós-Graduação/Especialização em Desenvolvimento de Jogos Digitais</text:p>
          <text:list>
            <text:list-item>
              <text:p text:style-name="P21">Centro Universitário SENAC Santo Amaro</text:p>
            </text:list-item>
            <text:list-item>
              <text:p text:style-name="P21">Início em Fevereiro/2020 | Término em Dezembro/2021</text:p>
            </text:list-item>
          </text:list>
        </text:list-item>
      </text:list>
      <text:p text:style-name="P1"/>
      <text:list text:continue-numbering="true" text:style-name="L4">
        <text:list-item>
          <text:p text:style-name="P13">Superior Tecnólogo em Desenvolvimento de Jogos Digitais</text:p>
          <text:list>
            <text:list-item>
              <text:p text:style-name="P21">Centro Universitário SENAC Santo Amaro</text:p>
            </text:list-item>
            <text:list-item>
              <text:p text:style-name="P21">Início em Fevereiro/2016 | Término em Junho/2018</text:p>
            </text:list-item>
          </text:list>
        </text:list-item>
      </text:list>
      <text:p text:style-name="P1"/>
      <text:list text:continue-numbering="true" text:style-name="L4">
        <text:list-item>
          <text:p text:style-name="P13">Técnico em Desenvolvimento de Games</text:p>
          <text:list>
            <text:list-item>
              <text:p text:style-name="P21">SENAC Nações Unidas</text:p>
            </text:list-item>
            <text:list-item>
              <text:p text:style-name="P21">Início em Outubro/2014 | Término em Fevereiro/2016</text:p>
            </text:list-item>
          </text:list>
        </text:list-item>
      </text:list>
      <text:p text:style-name="P1"/>
      <text:p text:style-name="P7">IDIOMAS</text:p>
      <text:list text:style-name="L5">
        <text:list-item>
          <text:p text:style-name="P14">Português: <text:span text:style-name="T9">Nativo</text:span></text:p>
        </text:list-item>
        <text:list-item>
          <text:p text:style-name="P14">Inglês: <text:span text:style-name="T9">Intermediário</text:span></text:p>
        </text:list-item>
      </text:list>
      <text:p text:style-name="P1"/>
      <text:p text:style-name="P7">EXTRACURRICULAR</text:p>
      <text:list text:style-name="L6">
        <text:list-item>
          <text:p text:style-name="P15">DOCKER Completo - Do Zero ao Avançado (2023) – Udemy</text:p>
          <text:list>
            <text:list-item>
              <text:p text:style-name="P22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"/>
      <text:list text:continue-numbering="true" text:style-name="L6">
        <text:list-item>
          <text:p text:style-name="P16">TypeScript do básico ao avançado (c/ React, Express) – <text:span text:style-name="T19">Udemy</text:span></text:p>
          <text:list>
            <text:list-item>
              <text:p text:style-name="P23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04-24T19:17:55.090365073</dc:date>
    <meta:editing-duration>PT3H4M19S</meta:editing-duration>
    <meta:editing-cycles>24</meta:editing-cycles>
    <meta:generator>LibreOffice/24.2.2.2$Linux_X86_64 LibreOffice_project/420$Build-2</meta:generator>
    <meta:document-statistic meta:table-count="0" meta:image-count="6" meta:object-count="0" meta:page-count="3" meta:paragraph-count="68" meta:word-count="503" meta:character-count="3779" meta:non-whitespace-character-count="3311"/>
  </office:meta>
</office:document-meta>
</file>